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le appelle "Yatsufuza" et 8 cadavres sortent de terre</text:p>
      <text:p text:style-name="Standard"/>
      <text:p text:style-name="Standard">Il faut rester dans l'esprit du monde :</text:p>
      <text:p text:style-name="Standard"/>
      <text:list xml:id="list2976019550229288854" text:style-name="L1">
        <text:list-item>
          <text:p text:style-name="P1">Son garde du corp personnel (Natara, blond avec costume beige et hallebarde)</text:p>
        </text:list-item>
        <text:list-item>
          <text:p text:style-name="P1">Un guerrier en armure lourde sans casque épée et bouclier</text:p>
        </text:list-item>
        <text:list-item>
          <text:p text:style-name="P1">Un guerrier lanceur de hache (de retour)</text:p>
        </text:list-item>
        <text:list-item>
          <text:p text:style-name="P1">Un archer</text:p>
        </text:list-item>
        <text:list-item>
          <text:p text:style-name="P1">Un moine</text:p>
        </text:list-item>
        <text:list-item>
          <text:p text:style-name="P1">Une ombre des roches (caractéristiques boostées mais pas de regard etourdissant)</text:p>
        </text:list-item>
        <text:list-item>
          <text:p text:style-name="P1">Une wyverne</text:p>
        </text:list-item>
        <text:list-item>
          <text:p text:style-name="P1">Un minotau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6M19S</meta:editing-duration>
    <meta:editing-cycles>7</meta:editing-cycles>
    <meta:generator>OpenOffice/4.1.7$Win32 OpenOffice.org_project/417m1$Build-9800</meta:generator>
    <dc:date>2022-08-16T22:01:29.21</dc:date>
    <meta:document-statistic meta:table-count="0" meta:image-count="0" meta:object-count="0" meta:page-count="1" meta:paragraph-count="10" meta:word-count="73" meta:character-count="403"/>
    <meta:user-defined meta:name="Info 1"/>
    <meta:user-defined meta:name="Info 2"/>
    <meta:user-defined meta:name="Info 3"/>
    <meta:user-defined meta:name="Info 4"/>
  </office:meta>
</office:document-meta>
</file>